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9B0000002A26AA3AE945F5015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ucida Console" svg:font-family="'Lucida Console', 'Courier New', Consolas, monospace"/>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03f09" officeooo:paragraph-rsid="00103f09" style:font-weight-asian="bold" style:font-weight-complex="bold"/>
    </style:style>
    <style:style style:name="P2" style:family="paragraph" style:parent-style-name="Standard">
      <style:text-properties fo:font-weight="bold" officeooo:rsid="00117042" officeooo:paragraph-rsid="00117042" style:font-weight-asian="bold" style:font-weight-complex="bold"/>
    </style:style>
    <style:style style:name="P3" style:family="paragraph" style:parent-style-name="Standard">
      <style:text-properties fo:font-weight="bold" officeooo:rsid="0013e716" officeooo:paragraph-rsid="0013e716" style:font-weight-asian="bold" style:font-weight-complex="bold"/>
    </style:style>
    <style:style style:name="P4" style:family="paragraph" style:parent-style-name="Standard">
      <style:text-properties fo:font-weight="bold" officeooo:rsid="00153f90" officeooo:paragraph-rsid="00153f90" style:font-weight-asian="bold" style:font-weight-complex="bold"/>
    </style:style>
    <style:style style:name="P5" style:family="paragraph" style:parent-style-name="Standard">
      <style:text-properties fo:font-weight="bold" officeooo:rsid="00197fc8" officeooo:paragraph-rsid="00197fc8" style:font-weight-asian="bold" style:font-weight-complex="bold"/>
    </style:style>
    <style:style style:name="P6" style:family="paragraph" style:parent-style-name="Standard">
      <style:text-properties fo:font-weight="bold" officeooo:rsid="001ca6ab" officeooo:paragraph-rsid="001ca6ab" style:font-weight-asian="bold" style:font-weight-complex="bold"/>
    </style:style>
    <style:style style:name="P7" style:family="paragraph" style:parent-style-name="Standard">
      <style:text-properties fo:font-weight="bold" officeooo:rsid="001e6639" officeooo:paragraph-rsid="001e6639" style:font-weight-asian="bold" style:font-weight-complex="bold"/>
    </style:style>
    <style:style style:name="P8" style:family="paragraph" style:parent-style-name="Standard">
      <style:text-properties fo:font-weight="bold" officeooo:rsid="002127ff" officeooo:paragraph-rsid="002127ff" style:font-weight-asian="bold" style:font-weight-complex="bold"/>
    </style:style>
    <style:style style:name="P9" style:family="paragraph" style:parent-style-name="Standard">
      <style:text-properties fo:font-weight="bold" officeooo:rsid="0022ce8c" officeooo:paragraph-rsid="0022ce8c" style:font-weight-asian="bold" style:font-weight-complex="bold"/>
    </style:style>
    <style:style style:name="P10" style:family="paragraph" style:parent-style-name="Standard">
      <style:text-properties fo:font-weight="bold" officeooo:rsid="00272ded" officeooo:paragraph-rsid="00272ded" style:font-weight-asian="bold" style:font-weight-complex="bold"/>
    </style:style>
    <style:style style:name="P11" style:family="paragraph" style:parent-style-name="Standard">
      <style:text-properties fo:font-weight="bold" officeooo:rsid="002863ec" officeooo:paragraph-rsid="002863ec" style:font-weight-asian="bold" style:font-weight-complex="bold"/>
    </style:style>
    <style:style style:name="P12" style:family="paragraph" style:parent-style-name="Standard">
      <style:text-properties fo:font-weight="bold" officeooo:rsid="002a30e5" officeooo:paragraph-rsid="002a30e5" style:font-weight-asian="bold" style:font-weight-complex="bold"/>
    </style:style>
    <style:style style:name="P13" style:family="paragraph" style:parent-style-name="Standard">
      <style:text-properties fo:font-weight="bold" officeooo:rsid="00375fdd" officeooo:paragraph-rsid="00375fdd" style:font-weight-asian="bold" style:font-weight-complex="bold"/>
    </style:style>
    <style:style style:name="P14" style:family="paragraph" style:parent-style-name="Standard">
      <style:text-properties fo:font-weight="bold" officeooo:rsid="003b49d2" officeooo:paragraph-rsid="003b49d2" style:font-weight-asian="bold" style:font-weight-complex="bold"/>
    </style:style>
    <style:style style:name="P15" style:family="paragraph" style:parent-style-name="Standard">
      <style:text-properties fo:font-weight="normal" officeooo:rsid="0013dca8" officeooo:paragraph-rsid="0013dca8" style:font-weight-asian="normal" style:font-weight-complex="normal"/>
    </style:style>
    <style:style style:name="P16" style:family="paragraph" style:parent-style-name="Standard">
      <style:text-properties fo:font-weight="normal" officeooo:rsid="0013e716" officeooo:paragraph-rsid="0013e716" style:font-weight-asian="normal" style:font-weight-complex="normal"/>
    </style:style>
    <style:style style:name="P17" style:family="paragraph" style:parent-style-name="Standard">
      <style:text-properties fo:font-weight="normal" officeooo:rsid="00153f90" officeooo:paragraph-rsid="00153f90" style:font-weight-asian="normal" style:font-weight-complex="normal"/>
    </style:style>
    <style:style style:name="P18" style:family="paragraph" style:parent-style-name="Standard">
      <style:text-properties fo:font-weight="normal" officeooo:rsid="00197fc8" officeooo:paragraph-rsid="00197fc8" style:font-weight-asian="normal" style:font-weight-complex="normal"/>
    </style:style>
    <style:style style:name="P19" style:family="paragraph" style:parent-style-name="Standard">
      <style:text-properties fo:font-weight="normal" officeooo:rsid="00197fc8" officeooo:paragraph-rsid="001ca6ab" style:font-weight-asian="normal" style:font-weight-complex="normal"/>
    </style:style>
    <style:style style:name="P20" style:family="paragraph" style:parent-style-name="Standard">
      <style:text-properties fo:font-weight="normal" officeooo:rsid="001ca6ab" officeooo:paragraph-rsid="001ca6ab" style:font-weight-asian="normal" style:font-weight-complex="normal"/>
    </style:style>
    <style:style style:name="P21" style:family="paragraph" style:parent-style-name="Standard">
      <style:text-properties fo:font-weight="normal" officeooo:rsid="002127ff" officeooo:paragraph-rsid="002127ff" style:font-weight-asian="normal" style:font-weight-complex="normal"/>
    </style:style>
    <style:style style:name="P22" style:family="paragraph" style:parent-style-name="Standard">
      <style:text-properties fo:font-weight="normal" officeooo:rsid="0022ce8c" officeooo:paragraph-rsid="0022ce8c" style:font-weight-asian="normal" style:font-weight-complex="normal"/>
    </style:style>
    <style:style style:name="P23" style:family="paragraph" style:parent-style-name="Standard">
      <style:text-properties fo:font-weight="normal" officeooo:rsid="00268254" officeooo:paragraph-rsid="00268254" style:font-weight-asian="normal" style:font-weight-complex="normal"/>
    </style:style>
    <style:style style:name="P24" style:family="paragraph" style:parent-style-name="Standard">
      <style:text-properties fo:font-weight="normal" officeooo:rsid="002863ec" officeooo:paragraph-rsid="002863ec" style:font-weight-asian="normal" style:font-weight-complex="normal"/>
    </style:style>
    <style:style style:name="P25" style:family="paragraph" style:parent-style-name="Standard">
      <style:text-properties fo:font-weight="normal" officeooo:rsid="002a30e5" officeooo:paragraph-rsid="002a30e5" style:font-weight-asian="normal" style:font-weight-complex="normal"/>
    </style:style>
    <style:style style:name="P26" style:family="paragraph" style:parent-style-name="Standard">
      <style:text-properties fo:font-weight="normal" officeooo:rsid="002daadf" officeooo:paragraph-rsid="002daadf" style:font-weight-asian="normal" style:font-weight-complex="normal"/>
    </style:style>
    <style:style style:name="P27" style:family="paragraph" style:parent-style-name="Standard">
      <style:text-properties officeooo:paragraph-rsid="00138137"/>
    </style:style>
    <style:style style:name="P28" style:family="paragraph" style:parent-style-name="Standard">
      <style:text-properties fo:font-variant="normal" fo:text-transform="none" fo:color="#000000" style:font-name="Lucida Console" fo:font-size="10.5pt" fo:letter-spacing="normal" fo:font-style="normal" fo:font-weight="normal" officeooo:rsid="002daadf" officeooo:paragraph-rsid="002daadf" fo:background-color="transparent" style:font-weight-asian="normal" style:font-weight-complex="normal"/>
    </style:style>
    <style:style style:name="P29" style:family="paragraph" style:parent-style-name="Standard">
      <style:text-properties fo:font-variant="normal" fo:text-transform="none" fo:color="#171717" style:font-name="SFMono-Regular" fo:font-size="10.5pt" fo:letter-spacing="normal" fo:font-style="normal" fo:font-weight="normal" officeooo:rsid="00117042" officeooo:paragraph-rsid="00117042" style:font-weight-asian="bold" style:font-weight-complex="bold"/>
    </style:style>
    <style:style style:name="P30" style:family="paragraph" style:parent-style-name="Standard">
      <style:text-properties fo:font-variant="normal" fo:text-transform="none" fo:color="#171717" style:font-name="SFMono-Regular" fo:font-size="10.5pt" fo:letter-spacing="normal" fo:font-style="normal" fo:font-weight="normal" officeooo:rsid="00134821" officeooo:paragraph-rsid="00134821" style:font-weight-asian="normal" style:font-weight-complex="normal"/>
    </style:style>
    <style:style style:name="P31" style:family="paragraph" style:parent-style-name="Standard">
      <style:text-properties fo:font-variant="normal" fo:text-transform="none" fo:color="#171717" style:font-name="SFMono-Regular" fo:font-size="10.5pt" fo:letter-spacing="normal" fo:font-style="normal" fo:font-weight="bold" officeooo:rsid="00134821" officeooo:paragraph-rsid="00134821" style:font-weight-asian="bold" style:font-weight-complex="bold"/>
    </style:style>
    <style:style style:name="P32" style:family="paragraph" style:parent-style-name="Standard">
      <style:text-properties fo:font-variant="normal" fo:text-transform="none" fo:color="#171717" style:font-name="SFMono-Regular" fo:font-size="10.5pt" fo:letter-spacing="normal" fo:font-style="normal" fo:font-weight="bold" officeooo:rsid="0013dca8" officeooo:paragraph-rsid="0013dca8" style:font-weight-asian="bold" style:font-weight-complex="bold"/>
    </style:style>
    <style:style style:name="P33" style:family="paragraph" style:parent-style-name="Standard">
      <style:text-properties officeooo:paragraph-rsid="00197fc8"/>
    </style:style>
    <style:style style:name="P34" style:family="paragraph" style:parent-style-name="Standard">
      <style:text-properties officeooo:paragraph-rsid="00134821"/>
    </style:style>
    <style:style style:name="P35" style:family="paragraph" style:parent-style-name="Standard">
      <style:text-properties fo:font-size="14pt" officeooo:paragraph-rsid="00103f09" style:font-size-asian="14pt" style:font-size-complex="14pt"/>
    </style:style>
    <style:style style:name="P36" style:family="paragraph" style:parent-style-name="Standard">
      <style:text-properties officeooo:rsid="0035c452" officeooo:paragraph-rsid="0035c452"/>
    </style:style>
    <style:style style:name="P37" style:family="paragraph" style:parent-style-name="Standard">
      <style:text-properties officeooo:paragraph-rsid="0035c452"/>
    </style:style>
    <style:style style:name="P38" style:family="paragraph" style:parent-style-name="Standard">
      <style:text-properties officeooo:rsid="0037f1a8" officeooo:paragraph-rsid="0037f1a8"/>
    </style:style>
    <style:style style:name="P39" style:family="paragraph" style:parent-style-name="Standard">
      <style:text-properties officeooo:paragraph-rsid="0013dca8"/>
    </style:style>
    <style:style style:name="P40" style:family="paragraph" style:parent-style-name="Standard">
      <style:text-properties fo:font-weight="normal" officeooo:rsid="002863ec" officeooo:paragraph-rsid="002863ec" style:font-weight-asian="normal" style:font-weight-complex="normal"/>
    </style:style>
    <style:style style:name="P41" style:family="paragraph" style:parent-style-name="Standard">
      <style:text-properties fo:font-style="normal" fo:font-weight="bold" officeooo:rsid="0035c452" officeooo:paragraph-rsid="0035c452" style:font-style-asian="normal" style:font-weight-asian="bold" style:font-style-complex="normal" style:font-weight-complex="bold"/>
    </style:style>
    <style:style style:name="P42" style:family="paragraph" style:parent-style-name="Standard">
      <style:text-properties fo:font-style="normal" fo:font-weight="normal" officeooo:rsid="002863ec" officeooo:paragraph-rsid="002863ec" style:font-style-asian="normal" style:font-weight-asian="normal" style:font-style-complex="normal" style:font-weight-complex="normal"/>
    </style:style>
    <style:style style:name="P43" style:family="paragraph" style:parent-style-name="Standard">
      <style:text-properties fo:font-style="normal" fo:font-weight="normal" officeooo:rsid="002863ec" officeooo:paragraph-rsid="0037f1a8" style:font-style-asian="normal" style:font-weight-asian="normal" style:font-style-complex="normal" style:font-weight-complex="normal"/>
    </style:style>
    <style:style style:name="P44" style:family="paragraph" style:parent-style-name="Standard">
      <style:text-properties fo:font-style="normal" fo:font-weight="normal" officeooo:rsid="0035c452" officeooo:paragraph-rsid="0035c452" style:font-style-asian="normal" style:font-weight-asian="normal" style:font-style-complex="normal" style:font-weight-complex="normal"/>
    </style:style>
    <style:style style:name="P45" style:family="paragraph" style:parent-style-name="Standard">
      <style:text-properties officeooo:rsid="0037f1a8" officeooo:paragraph-rsid="0037f1a8"/>
    </style:style>
    <style:style style:name="P46" style:family="paragraph" style:parent-style-name="Standard">
      <style:text-properties fo:font-weight="bold" officeooo:rsid="003d9cfb" officeooo:paragraph-rsid="003d9cfb" style:font-weight-asian="bold" style:font-weight-complex="bold"/>
    </style:style>
    <style:style style:name="T1" style:family="text">
      <style:text-properties fo:font-variant="normal" fo:text-transform="none" fo:color="#171717" style:font-name="SFMono-Regular" fo:font-size="10.5pt" fo:letter-spacing="normal" fo:font-style="normal" fo:font-weight="normal" officeooo:rsid="00117042" style:font-weight-asian="bold" style:font-weight-complex="bold"/>
    </style:style>
    <style:style style:name="T2" style:family="text">
      <style:text-properties fo:font-variant="normal" fo:text-transform="none" fo:color="#171717" style:font-name="SFMono-Regular" fo:font-size="10.5pt" fo:letter-spacing="normal" fo:font-style="normal" fo:font-weight="normal" officeooo:rsid="00134821" style:font-weight-asian="normal" style:font-weight-complex="normal"/>
    </style:style>
    <style:style style:name="T3" style:family="text">
      <style:text-properties fo:font-variant="normal" fo:text-transform="none" fo:color="#171717" style:font-name="SFMono-Regular" fo:font-size="10.5pt" fo:letter-spacing="normal" fo:font-style="normal" fo:font-weight="normal" officeooo:rsid="001fdd93"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97fc8" style:font-weight-asian="normal" style:font-weight-complex="normal"/>
    </style:style>
    <style:style style:name="T6" style:family="text">
      <style:text-properties fo:font-weight="normal" officeooo:rsid="002127ff" style:font-weight-asian="normal" style:font-weight-complex="normal"/>
    </style:style>
    <style:style style:name="T7" style:family="text">
      <style:text-properties fo:font-weight="normal" officeooo:rsid="002863ec" style:font-weight-asian="normal" style:font-weight-complex="normal"/>
    </style:style>
    <style:style style:name="T8" style:family="text">
      <style:text-properties fo:font-weight="normal" officeooo:rsid="0013dca8" style:font-weight-asian="normal" style:font-weight-complex="normal"/>
    </style:style>
    <style:style style:name="T9" style:family="text">
      <style:text-properties fo:font-weight="normal" officeooo:rsid="0039d231" style:font-weight-asian="normal" style:font-weight-complex="normal"/>
    </style:style>
    <style:style style:name="T10" style:family="text">
      <style:text-properties fo:font-weight="bold" officeooo:rsid="00103f09" style:font-weight-asian="bold" style:font-weight-complex="bold"/>
    </style:style>
    <style:style style:name="T11" style:family="text">
      <style:text-properties fo:font-weight="bold" officeooo:rsid="00265049" style:font-weight-asian="bold" style:font-weight-complex="bold"/>
    </style:style>
    <style:style style:name="T12" style:family="text">
      <style:text-properties officeooo:rsid="0017e053"/>
    </style:style>
    <style:style style:name="T13" style:family="text">
      <style:text-properties officeooo:rsid="00209b80"/>
    </style:style>
    <style:style style:name="T14" style:family="text">
      <style:text-properties officeooo:rsid="002127ff"/>
    </style:style>
    <style:style style:name="T15" style:family="text">
      <style:text-properties fo:font-style="normal" style:font-style-asian="normal" style:font-style-complex="normal"/>
    </style:style>
    <style:style style:name="T16" style:family="text">
      <style:text-properties fo:font-style="normal" officeooo:rsid="0035c452"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T18" style:family="text">
      <style:text-properties fo:font-style="normal" fo:font-weight="normal" officeooo:rsid="0035c452" style:font-style-asian="normal" style:font-weight-asian="normal" style:font-style-complex="normal" style:font-weight-complex="normal"/>
    </style:style>
    <style:style style:name="T19" style:family="text">
      <style:text-properties fo:font-style="normal" fo:font-weight="normal" officeooo:rsid="00375fdd" style:font-style-asian="normal" style:font-weight-asian="normal" style:font-style-complex="normal" style:font-weight-complex="normal"/>
    </style:style>
    <style:style style:name="T20" style:family="text">
      <style:text-properties fo:font-style="normal" fo:font-weight="normal" officeooo:rsid="002863ec"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text:span text:style-name="T10">Rough* how to deploy multi container app to </text:span><text:span text:style-name="T11">Azure container instances</text:span></text:p>
      <text:p text:style-name="P1"/>
      <text:p text:style-name="P1">*very rough</text:p>
      <text:p text:style-name="P1"/>
      <text:p text:style-name="P14">#Note that ACI appears to be limited to 3 or 4 containers without reducing cpu limits for each container.</text:p>
      <text:p text:style-name="P1"/>
      <text:p text:style-name="P2">Create resource group (named bng-local-resource-group in uksouth region)</text:p>
      <text:p text:style-name="P2"/>
      <text:p text:style-name="P27"><text:span text:style-name="T1">az group create --name </text:span><text:span text:style-name="T3">bngrg</text:span><text:span text:style-name="T1"> --location uksouth</text:span></text:p>
      <text:p text:style-name="P29"/>
      <text:p text:style-name="P31">Create azure container registry for container images to be stored</text:p>
      <text:p text:style-name="P31"/>
      <text:p text:style-name="P34"><text:span text:style-name="T2">az acr create --resource-group </text:span><text:span text:style-name="T3">bngrg</text:span><text:span text:style-name="T2"> --name </text:span><text:span text:style-name="T3">bngcr</text:span><text:span text:style-name="T2"> --sku Basic</text:span></text:p>
      <text:p text:style-name="P30"/>
      <text:p text:style-name="P32">login to the container registry</text:p>
      <text:p text:style-name="P32"/>
      <text:p text:style-name="P39"><text:span text:style-name="T8">az acr login --name </text:span><text:span text:style-name="T9">bngcr</text:span></text:p>
      <text:p text:style-name="P15"/>
      <text:p text:style-name="P3">Build the web app image</text:p>
      <text:p text:style-name="P3"/>
      <text:p text:style-name="P16">npm run docker:azure:build</text:p>
      <text:p text:style-name="P16"/>
      <text:p text:style-name="P17">(This will docker-compose build the web app image and <text:span text:style-name="T12">tag for azure container registry)</text:span></text:p>
      <text:p text:style-name="P17"/>
      <text:p text:style-name="P4">Run the containers locally (context is still set to docker default)</text:p>
      <text:p text:style-name="P4"/>
      <text:p text:style-name="P17">npm run docker:azure:start</text:p>
      <text:p text:style-name="P17"/>
      <text:p text:style-name="P17">Check app is running on localhost:80, port 80 is required for azure web app for containers. Browse to localhost/session and use demo to confirm redis existence and persistence.</text:p>
      <text:p text:style-name="P17"/>
      <text:p text:style-name="P4">Check the containers</text:p>
      <text:p text:style-name="P17"/>
      <text:p text:style-name="P17">docker container ls</text:p>
      <text:p text:style-name="P17"/>
      <text:p text:style-name="P4">Check container logs if needed</text:p>
      <text:p text:style-name="P17"/>
      <text:p text:style-name="P17">docker container logs {container id or first few characters)</text:p>
      <text:p text:style-name="P17"/>
      <text:p text:style-name="P4">Stop the containers locally</text:p>
      <text:p text:style-name="P4"/>
      <text:p text:style-name="P17">npm run docker:azure:stop</text:p>
      <text:p text:style-name="P17"/>
      <text:p text:style-name="P5">Push the <text:span text:style-name="T13">service </text:span>image to container registry</text:p>
      <text:p text:style-name="P5"/>
      <text:p text:style-name="P18">docker-compose -f docker/services.build.azure.yml push</text:p>
      <text:p text:style-name="P18"/>
      <text:p text:style-name="P6">Login to azure through docker</text:p>
      <text:p text:style-name="P19"/>
      <text:p text:style-name="P19">docker login azure</text:p>
      <text:p text:style-name="P19"/>
      <text:p text:style-name="P6">Create aci context</text:p>
      <text:p text:style-name="P18"><text:soft-page-break/></text:p>
      <text:p text:style-name="P33"><text:span text:style-name="T5">docker context create aci </text:span><text:span text:style-name="T6">bngaci</text:span></text:p>
      <text:p text:style-name="P18"/>
      <text:p text:style-name="P20">*select the resource group <text:span text:style-name="T14">(bngrg)</text:span> created earlier in how to from list</text:p>
      <text:p text:style-name="P18"/>
      <text:p text:style-name="P7">Set context to the aci</text:p>
      <text:p text:style-name="P18"/>
      <text:p text:style-name="P20">docker context use bng<text:span text:style-name="T14">aci</text:span></text:p>
      <text:p text:style-name="P20"/>
      <text:p text:style-name="P21">docker context ls</text:p>
      <text:p text:style-name="P21"/>
      <text:p text:style-name="P21">docker’s context is now remote in the azure container instance, therefore docker compose commands will run the app on there.</text:p>
      <text:p text:style-name="P21"/>
      <text:p text:style-name="P8">Start up the docker group</text:p>
      <text:p text:style-name="P21"/>
      <text:p text:style-name="P21">docker compose -f docker/services.azure.yml up</text:p>
      <text:p text:style-name="P20"/>
      <text:p text:style-name="P9">Stop the docker group</text:p>
      <text:p text:style-name="P9"/>
      <text:p text:style-name="P22">docker compose -f docker/services.azure.yml down</text:p>
      <text:p text:style-name="P22"/>
      <text:p text:style-name="P23">docker ps</text:p>
      <text:p text:style-name="P23"/>
      <text:p text:style-name="P23">run the above command to get the IP address for the service and browse to it.</text:p>
      <text:p text:style-name="P23"/>
      <text:p text:style-name="P23"/>
      <text:p text:style-name="P10">Following on from azure container instance deployment, this is now a further how to in an attempt to deploy to Azure web app for containers. <text:s/>It assumes the previous commands have been followed.</text:p>
      <text:p text:style-name="P10"/>
      <text:p text:style-name="P12">Enable admin access to container registry (if this is not done the app will fail to load and give you no idea why and will take you for the rest of time to figure out what the damn problem is)</text:p>
      <text:p text:style-name="P12"/>
      <text:p text:style-name="P25">Browse, through azure portal, to the container registry and go to: Settings – Access Keys</text:p>
      <text:p text:style-name="P25"/>
      <text:p text:style-name="P25">Tick admin user toggle:</text:p>
      <text:p text:style-name="P25"/>
      <text:p text:style-name="P25"><draw:frame draw:style-name="fr1" draw:name="Image1" text:anchor-type="char" svg:x="0.064cm" svg:y="0cm" svg:width="10.874cm" svg:height="1.111cm" draw:z-index="0"><draw:image xlink:href="Pictures/100002010000019B0000002A26AA3AE945F5015E.png" xlink:type="simple" xlink:show="embed" xlink:actuate="onLoad" loext:mime-type="image/png"/></draw:frame></text:p>
      <text:p text:style-name="P10"/>
      <text:p text:style-name="P11"/>
      <text:p text:style-name="P11">Create an app service plan</text:p>
      <text:p text:style-name="P11"/>
      <text:p text:style-name="P24">az appservice plan create --name bngasp --resource-group bngrg --sku S1 --is-linux</text:p>
      <text:p text:style-name="P11"/>
      <text:p text:style-name="P11">Create the webapp</text:p>
      <text:p text:style-name="P11"/>
      <text:p text:style-name="P24">az webapp create --resource-group bngrg --plan bngasp --name bng --multicontainer-config-type compose --multicontainer-config-file docker/services.azure.yml</text:p>
      <text:p text:style-name="P24"/>
      <text:p text:style-name="P36"><text:span text:style-name="T7">#</text:span><text:span text:style-name="T4">Note that the webapp is deployed, but the deployment is going to fail because the webapp service does not have access to our Azure Container Registry, therefore we need to create a service </text:span><text:soft-page-break/><text:span text:style-name="T4">principal and give it permissions before deployment can be successful. </text:span><text:a xlink:type="simple" xlink:href="https://docs.microsoft.com/en-us/azure/app-service/tutorial-custom-container?pivots=container-linux" text:style-name="Internet_20_link" text:visited-style-name="Visited_20_Internet_20_Link"><text:span text:style-name="T4">https://docs.microsoft.com/en-us/azure/app-service/tutorial-custom-container?pivots=container-linux</text:span></text:a></text:p>
      <text:p text:style-name="P41">Assign a principal to the webapp</text:p>
      <text:p text:style-name="P41"/>
      <text:p text:style-name="P42">az webapp identity assign --resource-group bngrg --name bng --query principalId --output tsv</text:p>
      <text:p text:style-name="P42"/>
      <text:p text:style-name="P44"># make a note of the principal ID returned</text:p>
      <text:p text:style-name="P44"/>
      <text:p text:style-name="P41">Get your subscription id</text:p>
      <text:p text:style-name="P44"/>
      <text:p text:style-name="P44">az account show --query id --output tsv</text:p>
      <text:p text:style-name="P44"/>
      <text:p text:style-name="P44">#make a note of it</text:p>
      <text:p text:style-name="P44"/>
      <text:p text:style-name="P41">Assign AcrPull role for your container registry to the service principal</text:p>
      <text:p text:style-name="P44"/>
      <text:p text:style-name="P44">az role assignment create --assignee {{principalId}} --scope /subscriptions/{{subscriptionId}}/resourceGroups/bngrg/providers/Microsoft.ContainerRegistry/registries/bngcr --role "AcrPull"</text:p>
      <text:p text:style-name="P44"/>
      <text:p text:style-name="P13"><text:span text:style-name="T16">S</text:span><text:span text:style-name="T15">et webapp to use Managed Identity</text:span></text:p>
      <text:p text:style-name="P44"/>
      <text:p text:style-name="P37"><text:span text:style-name="T18">az resource update --ids /subscriptions/</text:span><text:span text:style-name="T19">{{subscriptionId}}</text:span><text:span text:style-name="T18">/resourceGroups/bngrg/providers/Microsoft.Web/sites/bng/config/web --set properties.acrUseManagedIdentityCreds=True</text:span></text:p>
      <text:p text:style-name="P44"/>
      <text:p text:style-name="P38"><text:span text:style-name="T18">N</text:span><text:span text:style-name="T17">ow try browse to the website at: </text:span><text:a xlink:type="simple" xlink:href="http://bng.azurewebsites.net/" text:style-name="Internet_20_link" text:visited-style-name="Visited_20_Internet_20_Link"><text:span text:style-name="T20">http://bng.azurewebsites.net/</text:span></text:a></text:p>
      <text:p text:style-name="P43"/>
      <text:p text:style-name="P38"><text:span text:style-name="T20">I</text:span><text:span text:style-name="T17">t may take some time to rebuild with the settings, the deployment logs can be viewed through azure portal: </text:span></text:p>
      <text:p text:style-name="P38"><text:span text:style-name="T17"/></text:p>
      <text:p text:style-name="P46"><text:span text:style-name="T15">Information about service principal role can be found below:</text:span></text:p>
      <text:p text:style-name="P28"/>
      <text:p text:style-name="P28"><text:a xlink:type="simple" xlink:href="https://docs.microsoft.com/en-us/azure/container-registry/container-registry-auth-service-principal" text:style-name="Internet_20_link" text:visited-style-name="Visited_20_Internet_20_Link">https://docs.microsoft.com/en-us/azure/container-registry/container-registry-auth-service-principal</text:a></text:p>
      <text:p text:style-name="P28"/>
      <text:p text:style-name="P28"><text:a xlink:type="simple" xlink:href="https://github.com/Azure/app-service-linux-docs/blob/master/service_principal_auth_acr.md" text:style-name="Internet_20_link" text:visited-style-name="Visited_20_Internet_20_Link">https://github.com/Azure/app-service-linux-docs/blob/master/service_principal_auth_acr.md</text:a></text:p>
      <text:p text:style-name="P2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ucida Console" svg:font-family="'Lucida Console', 'Courier New', Consolas, monospace"/>
    <style:font-face style:name="SFMono-Regular" svg:font-family="SFMono-Regular, Consolas, 'Liberation Mono', Menlo, Courier, monospac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2T08:35:34.140471550</meta:creation-date>
    <dc:date>2022-04-26T08:18:04.967989803</dc:date>
    <meta:editing-duration>PT5H22M21S</meta:editing-duration>
    <meta:editing-cycles>26</meta:editing-cycles>
    <meta:generator>LibreOffice/6.4.7.2$Linux_X86_64 LibreOffice_project/40$Build-2</meta:generator>
    <meta:document-statistic meta:table-count="0" meta:image-count="1" meta:object-count="0" meta:page-count="3" meta:paragraph-count="62" meta:word-count="583" meta:character-count="4022" meta:non-whitespace-character-count="3524"/>
  </office:meta>
</office:document-meta>
</file>